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byssinica SIL" svg:font-family="Abyssinica SIL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text-properties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3pt" style:font-size-asian="13pt" style:font-size-complex="13pt"/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T25" style:parent-style-name="DefaultParagraphFont" style:family="text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list-style-name="LFO1" style:family="paragraph">
      <style:text-properties fo:font-size="13pt" style:font-size-asian="13pt" style:font-size-complex="13pt"/>
    </style:style>
    <style:style style:name="P28" style:parent-style-name="Standard" style:list-style-name="LFO1" style:family="paragraph">
      <style:text-properties fo:font-size="13pt" style:font-size-asian="13pt" style:font-size-complex="13pt"/>
    </style:style>
    <style:style style:name="P29" style:parent-style-name="Standard" style:list-style-name="LFO1" style:family="paragraph">
      <style:text-properties fo:font-size="13pt" style:font-size-asian="13pt" style:font-size-complex="13pt"/>
    </style:style>
    <style:style style:name="P30" style:parent-style-name="Standard" style:list-style-name="LFO1" style:family="paragraph">
      <style:text-properties fo:font-size="13pt" style:font-size-asian="13pt" style:font-size-complex="13pt"/>
    </style:style>
    <style:style style:name="P31" style:parent-style-name="Standard" style:list-style-name="LFO1" style:family="paragraph">
      <style:text-properties fo:font-size="13pt" style:font-size-asian="13pt" style:font-size-complex="13pt"/>
    </style:style>
    <style:style style:name="P32" style:parent-style-name="Standard" style:list-style-name="LFO1" style:family="paragraph">
      <style:text-properties fo:font-size="13pt" style:font-size-asian="13pt" style:font-size-complex="13pt"/>
    </style:style>
    <style:style style:name="P33" style:parent-style-name="Standard" style:list-style-name="LFO1" style:family="paragraph">
      <style:text-properties fo:font-size="13pt" style:font-size-asian="13pt" style:font-size-complex="13pt"/>
    </style:style>
    <style:style style:name="P34" style:parent-style-name="Standard" style:list-style-name="LFO1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list-style-name="LFO2" style:family="paragraph">
      <style:text-properties fo:font-size="13pt" style:font-size-asian="13pt" style:font-size-complex="13pt"/>
    </style:style>
    <style:style style:name="P46" style:parent-style-name="Standard" style:list-style-name="LFO2" style:family="paragraph">
      <style:text-properties fo:font-size="13pt" style:font-size-asian="13pt" style:font-size-complex="13pt"/>
    </style:style>
    <style:style style:name="P47" style:parent-style-name="Standard" style:list-style-name="LFO2" style:family="paragraph">
      <style:text-properties fo:font-size="13pt" style:font-size-asian="13pt" style:font-size-complex="13pt"/>
    </style:style>
    <style:style style:name="P48" style:parent-style-name="Standard" style:list-style-name="LFO2" style:family="paragraph">
      <style:text-properties fo:font-size="13pt" style:font-size-asian="13pt" style:font-size-complex="13pt"/>
    </style:style>
    <style:style style:name="P49" style:parent-style-name="Standard" style:list-style-name="LFO2" style:family="paragraph">
      <style:text-properties fo:font-size="13pt" style:font-size-asian="13pt" style:font-size-complex="13pt"/>
    </style:style>
    <style:style style:name="P50" style:parent-style-name="Standard" style:list-style-name="LFO2" style:family="paragraph">
      <style:text-properties fo:font-size="13pt" style:font-size-asian="13pt" style:font-size-complex="13pt"/>
    </style:style>
    <style:style style:name="P51" style:parent-style-name="Standard" style:list-style-name="LFO2" style:family="paragraph">
      <style:text-properties fo:font-size="13pt" style:font-size-asian="13pt" style:font-size-complex="13pt"/>
    </style:style>
    <style:style style:name="P52" style:parent-style-name="Standard" style:list-style-name="LFO2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57" style:parent-style-name="Standard" style:list-style-name="LFO3" style:family="paragraph"/>
    <style:style style:name="T5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0" style:parent-style-name="Standard" style:list-style-name="LFO3" style:family="paragraph"/>
    <style:style style:name="T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3" style:parent-style-name="Standard" style:list-style-name="LFO3" style:family="paragraph"/>
    <style:style style:name="T6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6" style:parent-style-name="Standard" style:list-style-name="LFO3" style:family="paragraph"/>
    <style:style style:name="T6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9" style:parent-style-name="Standard" style:list-style-name="LFO3" style:family="paragraph"/>
    <style:style style:name="T7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2" style:parent-style-name="Standard" style:family="paragraph">
      <style:paragraph-properties fo:margin-left="1in">
        <style:tab-stops/>
      </style:paragraph-properties>
    </style:style>
    <style:style style:name="T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4" style:parent-style-name="Standard" style:family="paragraph">
      <style:paragraph-properties fo:margin-left="1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0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91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9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3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9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0" style:parent-style-name="Standard" style:family="paragraph">
      <style:paragraph-properties fo:text-indent="0.5in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2" style:parent-style-name="Standard" style:list-style-name="LFO4" style:family="paragraph"/>
    <style:style style:name="T1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4" style:parent-style-name="Standard" style:list-style-name="LFO4" style:family="paragraph"/>
    <style:style style:name="T1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6" style:parent-style-name="Standard" style:list-style-name="LFO4" style:family="paragraph"/>
    <style:style style:name="T10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08" style:parent-style-name="Standard" style:list-style-name="LFO4" style:family="paragraph"/>
    <style:style style:name="T1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1" style:parent-style-name="Standard" style:list-style-name="LFO5" style:family="paragraph"/>
    <style:style style:name="T1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3" style:parent-style-name="Standard" style:list-style-name="LFO5" style:family="paragraph"/>
    <style:style style:name="T11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5" style:parent-style-name="Standard" style:list-style-name="LFO5" style:family="paragraph"/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17" style:parent-style-name="Standard" style:list-style-name="LFO5" style:family="paragraph"/>
    <style:style style:name="T11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20" style:parent-style-name="Standard" style:list-style-name="LFO6" style:family="paragraph"/>
    <style:style style:name="T1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22" style:parent-style-name="Standard" style:list-style-name="LFO6" style:family="paragraph"/>
    <style:style style:name="T1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2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0" style:parent-style-name="Standard" style:family="paragraph">
      <style:text-properties fo:font-size="13pt" style:font-size-asian="13pt" style:font-size-complex="13pt"/>
    </style:style>
    <style:style style:name="P131" style:parent-style-name="Standard" style:family="paragraph">
      <style:text-properties fo:font-size="13pt" style:font-size-asian="13pt" style:font-size-complex="13pt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1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134" style:parent-style-name="Standard" style:list-style-name="LFO7" style:family="paragraph"/>
    <style:style style:name="T13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8" style:parent-style-name="Standard" style:list-style-name="LFO7" style:family="paragraph"/>
    <style:style style:name="T13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2" style:parent-style-name="Standard" style:list-style-name="LFO7" style:family="paragraph"/>
    <style:style style:name="T14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47" style:parent-style-name="Standard" style:list-style-name="LFO7" style:family="paragraph"/>
    <style:style style:name="T14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2" style:parent-style-name="Standard" style:list-style-name="LFO7" style:family="paragraph"/>
    <style:style style:name="T15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6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57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58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59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60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61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162" style:parent-style-name="Standard" style:family="paragraph">
      <style:paragraph-properties fo:margin-left="1.4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68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T1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7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Standard" style:family="paragraph">
      <style:text-properties fo:font-size="13pt" style:font-size-asian="13pt" style:font-size-complex="13pt"/>
    </style:style>
    <style:style style:name="P183" style:parent-style-name="Normal" style:list-style-name="LFO8" style:family="paragraph">
      <style:paragraph-properties fo:widows="0" fo:orphans="0" style:punctuation-wrap="simple" style:text-autospace="none" fo:margin-left="-0.25in" fo:text-indent="0.25in">
        <style:tab-stops/>
      </style:paragraph-properties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19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19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19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198" style:parent-style-name="Normal" style:list-style-name="LFO9" style:family="paragraph">
      <style:paragraph-properties fo:widows="0" fo:orphans="0" style:punctuation-wrap="simple" style:text-autospace="none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00" style:parent-style-name="Normal" style:list-style-name="LFO9" style:family="paragraph">
      <style:paragraph-properties fo:widows="0" fo:orphans="0" style:punctuation-wrap="simple" style:text-autospace="none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02" style:parent-style-name="Normal" style:list-style-name="LFO9" style:family="paragraph">
      <style:paragraph-properties fo:widows="0" fo:orphans="0" style:punctuation-wrap="simple" style:text-autospace="none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04" style:parent-style-name="Normal" style:list-style-name="LFO9" style:family="paragraph">
      <style:paragraph-properties fo:widows="0" fo:orphans="0" style:punctuation-wrap="simple" style:text-autospace="none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0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0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6pt" style:font-size-asian="16pt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P227" style:parent-style-name="Normal" style:list-style-name="LFO10" style:family="paragraph">
      <style:paragraph-properties fo:widows="0" fo:orphans="0" style:punctuation-wrap="simple" style:text-autospace="none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29" style:parent-style-name="Normal" style:list-style-name="LFO10" style:family="paragraph">
      <style:paragraph-properties fo:widows="0" fo:orphans="0" style:punctuation-wrap="simple" style:text-autospace="none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31" style:parent-style-name="Normal" style:list-style-name="LFO10" style:family="paragraph">
      <style:paragraph-properties fo:widows="0" fo:orphans="0" style:punctuation-wrap="simple" style:text-autospace="none"/>
    </style:style>
    <style:style style:name="T23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33" style:parent-style-name="Normal" style:list-style-name="LFO10" style:family="paragraph">
      <style:paragraph-properties fo:widows="0" fo:orphans="0" style:punctuation-wrap="simple" style:text-autospace="none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35" style:parent-style-name="Normal" style:list-style-name="LFO10" style:family="paragraph">
      <style:paragraph-properties fo:widows="0" fo:orphans="0" style:punctuation-wrap="simple" style:text-autospace="none"/>
    </style:style>
    <style:style style:name="T23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39" style:parent-style-name="Normal" style:family="paragraph">
      <style:paragraph-properties fo:margin-bottom="0.0833in"/>
    </style:style>
    <style:style style:name="T240" style:parent-style-name="DefaultParagraphFont" style:family="text">
      <style:text-properties style:font-name="Times New Roman" style:font-name-asian="Times New Roman" style:font-name-complex="Times New Roman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44" style:parent-style-name="Normal" style:family="paragraph">
      <style:paragraph-properties fo:margin-bottom="0.0833in"/>
    </style:style>
    <style:style style:name="T24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46" style:parent-style-name="Normal" style:family="paragraph">
      <style:paragraph-properties fo:margin-bottom="0.0833in"/>
    </style:style>
    <style:style style:name="P247" style:parent-style-name="Normal" style:family="paragraph">
      <style:paragraph-properties fo:margin-bottom="0.0833in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50" style:parent-style-name="Normal" style:family="paragraph">
      <style:paragraph-properties fo:margin-bottom="0.0833in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54" style:parent-style-name="Normal" style:family="paragraph">
      <style:paragraph-properties fo:margin-bottom="0.0833in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59" style:parent-style-name="Normal" style:family="paragraph">
      <style:paragraph-properties fo:margin-bottom="0.0833in"/>
    </style:style>
    <style:style style:name="P260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2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6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6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6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6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6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6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6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6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7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7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7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7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7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275" style:parent-style-name="ListParagraph" style:list-style-name="LFO11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76" style:parent-style-name="ListParagraph" style:list-style-name="LFO11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77" style:parent-style-name="ListParagraph" style:list-style-name="LFO11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78" style:parent-style-name="ListParagraph" style:list-style-name="LFO11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79" style:parent-style-name="ListParagraph" style:list-style-name="LFO11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28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8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282" style:parent-style-name="ListParagraph" style:list-style-name="LFO12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83" style:parent-style-name="ListParagraph" style:list-style-name="LFO13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84" style:parent-style-name="ListParagraph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285" style:parent-style-name="ListParagraph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28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8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288" style:parent-style-name="Normal" style:family="paragraph">
      <style:text-properties fo:language="sr" fo:country="RS"/>
    </style:style>
    <style:style style:name="P289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P29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3pt" style:font-size-asian="13pt" style:font-size-complex="13pt" fo:language="sr" fo:country="RS"/>
    </style:style>
    <style:style style:name="P29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3pt" style:font-size-asian="13pt" style:font-size-complex="13pt" fo:language="sr" fo:country="RS"/>
    </style:style>
    <style:style style:name="P29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P293" style:parent-style-name="Normal" style:family="paragraph">
      <style:paragraph-properties fo:margin-left="0.25in">
        <style:tab-stops/>
      </style:paragraph-properties>
    </style:style>
    <style:style style:name="T29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9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9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297" style:parent-style-name="Normal" style:family="paragraph">
      <style:paragraph-properties fo:margin-left="0.25in">
        <style:tab-stops/>
      </style:paragraph-properties>
    </style:style>
    <style:style style:name="T29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29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00" style:parent-style-name="Normal" style:family="paragraph">
      <style:paragraph-properties fo:margin-left="0.25in">
        <style:tab-stops/>
      </style:paragraph-properties>
    </style:style>
    <style:style style:name="T30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0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03" style:parent-style-name="Normal" style:family="paragraph">
      <style:paragraph-properties fo:margin-left="0.25in">
        <style:tab-stops/>
      </style:paragraph-properties>
    </style:style>
    <style:style style:name="T30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0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06" style:parent-style-name="Normal" style:family="paragraph">
      <style:paragraph-properties fo:margin-left="0.25in">
        <style:tab-stops/>
      </style:paragraph-properties>
    </style:style>
    <style:style style:name="T30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0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09" style:parent-style-name="ListParagraph" style:list-style-name="LFO14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10" style:parent-style-name="ListParagraph" style:list-style-name="LFO14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11" style:parent-style-name="ListParagraph" style:family="paragraph">
      <style:paragraph-properties fo:margin-left="0.7416in">
        <style:tab-stops/>
      </style:paragraph-properties>
      <style:text-properties style:font-name="Times New Roman" style:font-name-complex="Times New Roman" fo:font-size="13pt" style:font-size-asian="13pt" style:font-size-complex="13pt" fo:language="sr" fo:country="RS"/>
    </style:style>
    <style:style style:name="T31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1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1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15" style:parent-style-name="Normal" style:family="paragraph">
      <style:paragraph-properties fo:text-indent="0.4916in"/>
      <style:text-properties style:font-name="Times New Roman" style:font-name-complex="Times New Roman" fo:font-size="13pt" style:font-size-asian="13pt" style:font-size-complex="13pt" fo:language="sr" fo:country="RS"/>
    </style:style>
    <style:style style:name="P316" style:parent-style-name="Normal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17" style:parent-style-name="Normal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18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P319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P320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P321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P322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 fo:language="sr" fo:country="RS"/>
    </style:style>
    <style:style style:name="T32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2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2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2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2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2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2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3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3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3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33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3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35" style:parent-style-name="ListParagraph" style:list-style-name="LFO15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36" style:parent-style-name="ListParagraph" style:list-style-name="LFO15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33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3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39" style:parent-style-name="ListParagraph" style:list-style-name="LFO12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34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sr" fo:country="RS"/>
    </style:style>
    <style:style style:name="T34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342" style:parent-style-name="Normal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43" style:parent-style-name="Normal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344" style:parent-style-name="Normal" style:family="paragraph">
      <style:text-properties fo:language="sr" fo:country="RS"/>
    </style:style>
    <style:style style:name="P345" style:parent-style-name="Normal" style:family="paragraph">
      <style:text-properties fo:language="sr" fo:country="RS"/>
    </style:style>
    <style:style style:name="P346" style:parent-style-name="Standard" style:family="paragraph">
      <style:text-properties style:font-name="Abyssinica SIL" fo:font-weight="bold" style:font-weight-asian="bold" style:font-weight-complex="bold" fo:font-size="18pt" style:font-size-asian="18pt" style:font-size-complex="18pt" fo:language="sr" fo:country="RS"/>
    </style:style>
    <style:style style:name="P347" style:parent-style-name="Standard" style:family="paragraph">
      <style:text-properties style:font-name="Abyssinica SIL" fo:font-weight="bold" style:font-weight-asian="bold" style:font-weight-complex="bold" fo:font-size="18pt" style:font-size-asian="18pt" style:font-size-complex="18pt" fo:language="sr" fo:country="RS"/>
    </style:style>
    <style:style style:name="T348" style:parent-style-name="DefaultParagraphFont" style:family="text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49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50" style:parent-style-name="DefaultParagraphFont" style:family="text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51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52" style:parent-style-name="DefaultParagraphFont" style:family="text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53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54" style:parent-style-name="DefaultParagraphFont" style:family="text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55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P356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57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58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59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0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1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2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3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4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5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P366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 fo:language="sr" fo:country="RS"/>
    </style:style>
    <style:style style:name="T367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8" style:parent-style-name="DefaultParagraphFont" style:family="text">
      <style:text-properties style:font-name="Abyssinica SIL" fo:font-size="13pt" style:font-size-asian="13pt" style:font-size-complex="13pt" fo:language="sr" fo:country="RS"/>
    </style:style>
    <style:style style:name="T369" style:parent-style-name="DefaultParagraphFont" style:family="text">
      <style:text-properties style:font-name="Abyssinica SIL" fo:font-size="13pt" style:font-size-asian="13pt" style:font-size-complex="13pt"/>
    </style:style>
    <style:style style:name="T370" style:parent-style-name="DefaultParagraphFont" style:family="text">
      <style:text-properties style:font-name="Abyssinica SIL" fo:font-size="13pt" style:font-size-asian="13pt" style:font-size-complex="13pt"/>
    </style:style>
    <style:style style:name="T371" style:parent-style-name="DefaultParagraphFont" style:family="text">
      <style:text-properties style:font-name="Abyssinica SIL" fo:font-size="13pt" style:font-size-asian="13pt" style:font-size-complex="13pt"/>
    </style:style>
    <style:style style:name="T372" style:parent-style-name="DefaultParagraphFont" style:family="text">
      <style:text-properties style:font-name="Abyssinica SIL" fo:font-size="13pt" style:font-size-asian="13pt" style:font-size-complex="13pt"/>
    </style:style>
    <style:style style:name="T373" style:parent-style-name="DefaultParagraphFont" style:family="text">
      <style:text-properties style:font-name="Abyssinica SIL" fo:font-weight="bold" style:font-weight-asian="bold" style:font-weight-complex="bold" fo:font-size="13pt" style:font-size-asian="13pt" style:font-size-complex="13pt"/>
    </style:style>
    <style:style style:name="T374" style:parent-style-name="DefaultParagraphFont" style:family="text">
      <style:text-properties style:font-name="Abyssinica SIL" fo:font-size="13pt" style:font-size-asian="13pt" style:font-size-complex="13pt"/>
    </style:style>
    <style:style style:name="P375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/>
    </style:style>
    <style:style style:name="P376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/>
    </style:style>
    <style:style style:name="P377" style:parent-style-name="Standard" style:family="paragraph">
      <style:text-properties style:font-name="Abyssinica SIL" fo:font-size="13pt" style:font-size-asian="13pt" style:font-size-complex="13pt"/>
    </style:style>
    <style:style style:name="P378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/>
    </style:style>
    <style:style style:name="P379" style:parent-style-name="Standard" style:family="paragraph">
      <style:text-properties style:font-name="Abyssinica SIL" fo:font-weight="bold" style:font-weight-asian="bold" style:font-weight-complex="bold" fo:font-size="13pt" style:font-size-asian="13pt" style:font-size-complex="13pt"/>
    </style:style>
    <style:style style:name="P380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><text:span text:style-name="T2">1. УВОД</text:span></text:p>
      <text:p text:style-name="P3"/>
      <text:p text:style-name="P4"/>
      <text:p text:style-name="P5"/>
      <text:p text:style-name="Standard"><text:span text:style-name="T6"><text:tab/></text:span><text:span text:style-name="T7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</text:span><text:span text:style-name="T8"><text:s/>Може се применити за 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<text:s/></text:span><text:span text:style-name="T9"><text:tab/></text:span></text:p>
      <text:p text:style-name="P10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11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и.</text:p>
      <text:p text:style-name="P12"/>
      <text:p text:style-name="P13"/>
      <text:p text:style-name="P14"/>
      <text:p text:style-name="P15"><text:span text:style-name="T16">2. АНАЛИЗА СИСТЕМА</text:span></text:p>
      <text:p text:style-name="P17"/>
      <text:p text:style-name="P18"/>
      <text:p text:style-name="P19"/>
      <text:p text:style-name="Standard"><text:span text:style-name="T20">2.1. Учесници система</text:span></text:p>
      <text:p text:style-name="P21"/>
      <text:p text:style-name="Standard"><text:span text:style-name="T22"><text:tab/></text:span><text:span text:style-name="T23">Главна подела учесника у си</text:span><text:span text:style-name="T24">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</text:span><text:span text:style-name="T25"><text:s/>исте.</text:span></text:p>
      <text:p text:style-name="P26"/>
      <text:list text:style-name="LFO1" text:continue-numbering="true">
        <text:list-item>
          <text:p text:style-name="P27">Купац – 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p>
        </text:list-item>
        <text:list-item>
          <text:p text:style-name="P28">Продавац – задужен је за продају, комуникацију са купцима, издавање специјалних картица, стање у књижари. Потребно је да буде упућен у дешавања на књижевној сцени и љубитељ књига.</text:p>
        </text:list-item>
        <text:list-item>
          <text:p text:style-name="P29">Магационер – контролише и одржава стање у магацину и врши набавку артикала.</text:p>
        </text:list-item>
        <text:list-item>
          <text:p text:style-name="P30">Шеф – руководи радом запослених и води рачуна о сајту књижаре.</text:p>
        </text:list-item>
        <text:list-item>
          <text:p text:style-name="P31">Организатор књижевних вечери – на основу прикупљених података, бира тему и излагаче и организује књижевно вече. У случају промоције књиге, комуницира са писцем.</text:p>
        </text:list-item>
        <text:list-item>
          <text:p text:style-name="P32">Излагач на књижевној вечери – особа компетентна да говори о изабраној теми (професори са факултета, научници, глумци…)</text:p>
        </text:list-item>
        <text:list-item>
          <text:p text:style-name="P33">Писац – специјалан случај излагача.</text:p>
        </text:list-item>
        <text:list-item>
          <text:p text:style-name="P34">Посетилац – учествује у књижевној вечери.</text:p>
        </text:list-item>
      </text:list>
      <text:p text:style-name="P35"/>
      <text:p text:style-name="P36"/>
      <text:p text:style-name="P37"><text:tab/>// Значај – омогућавање лакшег и бољег функционисања књижаре.</text:p>
      <text:p text:style-name="P38"/>
      <text:p text:style-name="P39"/>
      <text:p text:style-name="P40"/>
      <text:p text:style-name="P41">3. СЛУЧАЈЕВИ УПОТРЕБЕ</text:p>
      <text:p text:style-name="P42"/>
      <text:p text:style-name="P43"/>
      <text:p text:style-name="P44"><text:tab/></text:p>
      <text:list text:style-name="LFO2" text:continue-numbering="true">
        <text:list-item>
          <text:p text:style-name="P45">Купопродаја</text:p>
        </text:list-item>
        <text:list-item>
          <text:p text:style-name="P46">Анкетирање</text:p>
        </text:list-item>
        <text:list-item>
          <text:p text:style-name="P47">Набавка материјала<text:s/></text:p>
        </text:list-item>
        <text:list-item>
          <text:p text:style-name="P48">Допремање материјала</text:p>
        </text:list-item>
        <text:list-item>
          <text:p text:style-name="P49">Администрација система</text:p>
        </text:list-item>
        <text:list-item>
          <text:p text:style-name="P50">Одабир теме за књижевно вече</text:p>
        </text:list-item>
        <text:list-item>
          <text:p text:style-name="P51">Уговарање излагања</text:p>
        </text:list-item>
        <text:list-item>
          <text:p text:style-name="P52">Одржавање књижевне вечери</text:p>
        </text:list-item>
      </text:list>
      <text:p text:style-name="P53"/>
      <text:p text:style-name="P54"/>
      <text:p text:style-name="Standard"><text:span text:style-name="T55">Купопродаја</text:span></text:p>
      <text:p text:style-name="P56"/>
      <text:list text:style-name="LFO3" text:continue-numbering="true">
        <text:list-item>
          <text:p text:style-name="P57"><text:span text:style-name="T58">Кратак опис</text:span><text:span text:style-name="T59">: Процедура куповине артикала у књижари. Интеракције продавца и купца као и снимање обављене трансакције.</text:span></text:p>
        </text:list-item>
        <text:list-item>
          <text:p text:style-name="P60"><text:span text:style-name="T61">Актери</text:span><text:span text:style-name="T62">: Продавац и купац.</text:span></text:p>
        </text:list-item>
        <text:list-item>
          <text:p text:style-name="P63"><text:span text:style-name="T64">Предуслови</text:span><text:span text:style-name="T65">: Купац је одабрао нек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66"><text:span text:style-name="T67">Постуслови</text:span><text:span text:style-name="T68">: Рачун је издат. Стање залиха је ажурирано.</text:span></text:p>
        </text:list-item>
        <text:list-item>
          <text:p text:style-name="P69"><text:span text:style-name="T70">Основни ток</text:span><text:span text:style-name="T71">:<text:s/></text:span></text:p>
        </text:list-item>
      </text:list>
      <text:p text:style-name="P72"><text:span text:style-name="T73">1. Купац долази на касу</text:span></text:p>
      <text:p text:style-name="P74"><text:span text:style-name="T75">2. Продавац очитава бар код</text:span></text:p>
      <text:p text:style-name="Standard"><text:span text:style-name="T76"><text:tab/></text:span><text:span text:style-name="T77"><text:tab/>3. Систем исписује податке о очитаном артиклу и укупну цену</text:span></text:p>
      <text:p text:style-name="Standard"><text:span text:style-name="T78"><text:tab/><text:s text:c="5"/>Кораци 2. и 3. се понављају све док има нових артикала.</text:span></text:p>
      <text:p text:style-name="Standard"><text:span text:style-name="T79"><text:tab/></text:span><text:span text:style-name="T80"><text:tab/>4. Продавац обавештава купца о цени</text:span></text:p>
      <text:p text:style-name="Standard"><text:span text:style-name="T81"><text:tab/></text:span><text:span text:style-name="T82"><text:tab/>5. Купац врши плаћање рачуна</text:span></text:p>
      <text:p text:style-name="Standard"><text:span text:style-name="T83"><text:tab/></text:span><text:span text:style-name="T84"><text:tab/>6. Систем памти трансакцију и штампа рачун</text:span></text:p>
      <text:p text:style-name="P85"><text:tab/><text:tab/>7. Продавац даје рачун купцу</text:p>
      <text:p text:style-name="Standard"><text:span text:style-name="T86"><text:s text:c="5"/>6) <text:s/></text:span><text:span text:style-name="T87">Алтернативни токови</text:span><text:span text:style-name="T88">:<text:s/></text:span></text:p>
      <text:p text:style-name="P89"><text:tab/><text:tab/>1-5) Купац одустаје од куповине - Продавац поништава куповину. Случај употребе се завршава.</text:p>
      <text:p text:style-name="P90"><text:tab/><text:tab/>2а) Неуспешно очитавање бар кода - Продавац уноси бар код са тастатуре Случај употребе се наставља на кораку 3.</text:p>
      <text:p text:style-name="P91"><text:tab/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92"><text:tab/><text:tab/>2в) Купац је узео више истих артикала - Продавац уноси количину. Случај употребе се наставља на кораку 3.</text:p>
      <text:soft-page-break/>
      <text:p text:style-name="P93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94"><text:tab/><text:tab/>5а) Купац нема довољно новца да плати рачун - Продавац поништава куповину. Случај употребе се завршава.</text:p>
      <text:p text:style-name="Standard"><text:span text:style-name="T95"><text:tab/></text:span><text:span text:style-name="T96"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p>
      <text:p text:style-name="Standard"><text:span text:style-name="T97"><text:s text:c="4"/>7</text:span><text:span text:style-name="T98">) Подтокови</text:span><text:span text:style-name="T99">:<text:s/></text:span></text:p>
      <text:p text:style-name="P100"><text:span text:style-name="T101"><text:s/>Плаћање готовином:<text:s/></text:span></text:p>
      <text:list text:style-name="LFO4" text:continue-numbering="true">
        <text:list-item>
          <text:p text:style-name="P102"><text:span text:style-name="T103">Купац даје новац продавцу</text:span></text:p>
        </text:list-item>
        <text:list-item>
          <text:p text:style-name="P104"><text:span text:style-name="T105">Продавац уноси количину новца у систем</text:span></text:p>
        </text:list-item>
        <text:list-item>
          <text:p text:style-name="P106"><text:span text:style-name="T107">Систем рачуна кусур и приказује вредност продавцу</text:span></text:p>
        </text:list-item>
        <text:list-item>
          <text:p text:style-name="P108"><text:span text:style-name="T109">Продавац враћа кусур купцу</text:span></text:p>
        </text:list-item>
      </text:list>
      <text:p text:style-name="Standard"><text:span text:style-name="T110"><text:tab/>Плаћање картицом:</text:span></text:p>
      <text:list text:style-name="LFO5" text:continue-numbering="true">
        <text:list-item>
          <text:p text:style-name="P111"><text:span text:style-name="T112">Купац даје картицу продавцу</text:span></text:p>
        </text:list-item>
        <text:list-item>
          <text:p text:style-name="P113"><text:span text:style-name="T114">Продавац ставља картицу у одговарајући апарат</text:span></text:p>
        </text:list-item>
        <text:list-item>
          <text:p text:style-name="P115"><text:span text:style-name="T116">Купац укуцава пин код</text:span></text:p>
        </text:list-item>
        <text:list-item>
          <text:p text:style-name="P117"><text:span text:style-name="T118">Продавац враћа картицу купцу</text:span></text:p>
        </text:list-item>
      </text:list>
      <text:p text:style-name="Standard"><text:span text:style-name="T119"><text:tab/>Плаћање чеком:</text:span></text:p>
      <text:list text:style-name="LFO6" text:continue-numbering="true">
        <text:list-item>
          <text:p text:style-name="P120"><text:span text:style-name="T121">Купац исписује чек на одговарајући износ</text:span></text:p>
        </text:list-item>
        <text:list-item>
          <text:p text:style-name="P122"><text:span text:style-name="T123">Продавац проверава чек</text:span></text:p>
        </text:list-item>
      </text:list>
      <text:p text:style-name="Standard"><text:span text:style-name="T124"><text:s text:c="4"/>8)<text:s/></text:span><text:span text:style-name="T125">Специјални захтеви</text:span><text:span text:style-name="T126">: Велики монитор осетљив на додир са словима која се виде са растојања од једног метра.</text:span></text:p>
      <text:p text:style-name="Standard"><text:span text:style-name="T127"><text:s text:c="4"/>9)<text:s/></text:span><text:span text:style-name="T128">Додатне информације</text:span><text:span text:style-name="T129">: Идентификатор артикла се уноси или преко бар кода или директно са тастатуре.</text:span></text:p>
      <text:p text:style-name="Normal"/>
      <text:p text:style-name="P130"/>
      <text:p text:style-name="P131"/>
      <text:p text:style-name="Standard"><text:span text:style-name="T132">Анкетирање</text:span></text:p>
      <text:p text:style-name="P133"/>
      <text:list text:style-name="LFO7" text:continue-numbering="true">
        <text:list-item>
          <text:p text:style-name="P134"><text:span text:style-name="T135">Кратак опис</text:span><text:span text:style-name="T136">: Процедура<text:s/></text:span><text:span text:style-name="T137">вршења анкете купаца у књижари. Анкета се врши са циљем да се на основу жеља купаца одреде теме књижевних вечери.</text:span></text:p>
        </text:list-item>
        <text:list-item>
          <text:p text:style-name="P138"><text:span text:style-name="T139">Актер</text:span><text:span text:style-name="T140">:<text:s/></text:span><text:span text:style-name="T141">Купац</text:span></text:p>
        </text:list-item>
        <text:list-item>
          <text:p text:style-name="P142"><text:span text:style-name="T143">Предуслови</text:span><text:span text:style-name="T144">: Купац је вољан да попуни анкету.<text:s/></text:span><text:span text:style-name="T145">Постоје одређен број таблета за попуњавање анкета распоређених на видљивим местима у књижари.<text:s/></text:span><text:span text:style-name="T146">Таблети су у функционалном стању.<text:s/></text:span></text:p>
        </text:list-item>
        <text:list-item>
          <text:p text:style-name="P147"><text:span text:style-name="T148">Постуслови</text:span><text:span text:style-name="T149">:<text:s/></text:span><text:span text:style-name="T150">Систем је регистровао попуњену анкету</text:span><text:span text:style-name="T151">.</text:span></text:p>
        </text:list-item>
        <text:list-item>
          <text:p text:style-name="P152"><text:span text:style-name="T153">Основни ток</text:span><text:span text:style-name="T154">: 1. Купац<text:s/></text:span><text:span text:style-name="T155">узима таблет</text:span></text:p>
        </text:list-item>
      </text:list>
      <text:p text:style-name="P156"><text:s/><text:s text:c="2"/>2.<text:s/>Купац бира попуњавање анкете</text:p>
      <text:p text:style-name="P157"><text:s text:c="3"/>3. Систем исписује<text:s/>питање на екрану таблета</text:p>
      <text:p text:style-name="P158"><text:s text:c="3"/>4.<text:s/>Купац бира један од понуђених одговора<text:s/></text:p>
      <text:p text:style-name="P159">Кораци<text:s/>3. и<text:s/>4. се понављају све док има нових<text:s/>питања у анкети.</text:p>
      <text:p text:style-name="P160"><text:s text:c="3"/>5.<text:s/>Систем региструје попуњену анкету</text:p>
      <text:p text:style-name="P161"><text:s text:c="3"/>6. Систем<text:s/>обавештава купца да је успешно попунио анкету</text:p>
      <text:p text:style-name="P162"><text:s text:c="3"/>7.<text:s/>Купац враћа таблет на предвиђено место</text:p>
      <text:p text:style-name="Standard"><text:span text:style-name="T163"><text:s text:c="5"/></text:span><text:span text:style-name="T164">6) <text:s/></text:span><text:span text:style-name="T165">Алтернативни токови</text:span><text:span text:style-name="T166">:<text:s/></text:span></text:p>
      <text:soft-page-break/>
      <text:p text:style-name="P167"><text:tab/>2-5) Купац одустаје од<text:s/>анкетирања<text:s/>–<text:s/>Систем поништава анкету. Случај употребе се<text:s/>наставља на кораку 7.</text:p>
      <text:p text:style-name="P168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T169"><text:s text:c="4"/></text:span><text:span text:style-name="T170">7</text:span><text:span text:style-name="T171">)<text:s/></text:span><text:span text:style-name="T172">Специјални захтеви</text:span><text:span text:style-name="T173">:<text:s/></text:span><text:span text:style-name="T174">Одређен број видљивих и доступних места у књижари на којима се налазе таблети.</text:span></text:p>
      <text:p text:style-name="Standard"><text:span text:style-name="T175"><text:s text:c="4"/></text:span><text:span text:style-name="T176">8</text:span><text:span text:style-name="T177">)<text:s/></text:span><text:span text:style-name="T178">Додатне информације</text:span><text:span text:style-name="T179">:<text:s/></text:span><text:span text:style-name="T180">Број таблета одређује организатор књижевних вечери у договору са шефом.</text:span></text:p>
      <text:p text:style-name="P181"/>
      <text:p text:style-name="P182"/>
      <text:list text:style-name="LFO8" text:continue-numbering="true">
        <text:list-item>
          <text:p text:style-name="P183"><text:span text:style-name="T184">НАБАВКА МАТЕРИЈАЛА</text:span></text:p>
        </text:list-item>
      </text:list>
      <text:p text:style-name="Normal"/>
      <text:p text:style-name="Normal"/>
      <text:p text:style-name="Normal"><text:span text:style-name="T185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p>
      <text:p text:style-name="P186"/>
      <text:p text:style-name="Normal"/>
      <text:p text:style-name="Normal"><text:span text:style-name="T187">Случај употребе:<text:s/></text:span><text:span text:style-name="T188">Наручивање робе</text:span></text:p>
      <text:p text:style-name="Normal"/>
      <text:p text:style-name="Normal"><text:span text:style-name="T189">1. Kратак опис:<text:s/></text:span><text:span text:style-name="T190">Када је број примерака неког наслова у магацину мањи од унапред задатог, шеф саставља списак артикала које је потребно набавити и наручује.</text:span></text:p>
      <text:p text:style-name="Normal"/>
      <text:p text:style-name="Normal"><text:span text:style-name="T191">2. Актер:<text:s/></text:span><text:span text:style-name="T192">Шеф</text:span></text:p>
      <text:p text:style-name="Normal"/>
      <text:p text:style-name="Normal"><text:span text:style-name="T193">3. Предуслови:<text:s/></text:span><text:span text:style-name="T194">Шеф је добио обавештење да је број примерака неких артикала мањи од унапред одређеног</text:span></text:p>
      <text:p text:style-name="Normal"/>
      <text:p text:style-name="Normal"><text:span text:style-name="T195">4. Постуслови:<text:s/></text:span><text:span text:style-name="T196">Наруџбина је успешно послата</text:span></text:p>
      <text:p text:style-name="Normal"/>
      <text:p text:style-name="Normal"><text:span text:style-name="T197">5. Основни ток:</text:span></text:p>
      <text:list text:style-name="LFO9" text:continue-numbering="true">
        <text:list-item>
          <text:p text:style-name="P198"><text:span text:style-name="T199">Шеф добија обавештење да у магацину има мање од одређеног броја примерака неког артикла</text:span></text:p>
        </text:list-item>
        <text:list-item>
          <text:p text:style-name="P200"><text:span text:style-name="T201">Шеф саставља списак свих артикала које је потребно набавити на основу <text:s/>стања</text:span></text:p>
        </text:list-item>
        <text:list-item>
          <text:p text:style-name="P202"><text:span text:style-name="T203">Шеф, након што састави списак, наручује потребну робу</text:span></text:p>
        </text:list-item>
        <text:list-item>
          <text:p text:style-name="P204"><text:span text:style-name="T205">Шеф добија повратну информацију да је списак успешно послат</text:span></text:p>
        </text:list-item>
      </text:list>
      <text:p text:style-name="Normal"/>
      <text:p text:style-name="Normal"><text:span text:style-name="T206">6. Алтернативни ток:</text:span></text:p>
      <text:p text:style-name="Normal"><text:span text:style-name="T207"><text:tab/><text:s/></text:span><text:span text:style-name="T208">3) Неуспешно слање списка – Шеф поново шаље списак; случај употребе се наставља на кораку 4</text:span></text:p>
      <text:p text:style-name="Normal"><text:span text:style-name="T209"><text:tab/><text:s/>4) Повратна информација касни – Шеф контактира са добављачем ради договора; случај употребе се завршава</text:span></text:p>
      <text:p text:style-name="Normal"/>
      <text:p text:style-name="Normal"><text:span text:style-name="T210">7. Додатне информације:</text:span></text:p>
      <text:p text:style-name="Normal"><text:span text:style-name="T211"><text:tab/><text:s/></text:span><text:span text:style-name="T212">1)</text:span><text:span text:style-name="T213"><text:s/></text:span><text:span text:style-name="T214">Шеф, сопственом проценом, одређује минимални број примерака неког артикла у магацину.</text:span></text:p>
      <text:p text:style-name="Normal"><text:span text:style-name="T215"><text:tab/><text:s/>2) Шеф чека на одговор највише један дан.</text:span></text:p>
      <text:p text:style-name="Normal"/>
      <text:p text:style-name="Normal"/>
      <text:p text:style-name="Normal"/>
      <text:p text:style-name="Normal"><text:span text:style-name="T216">Случај употребе:<text:s/></text:span><text:span text:style-name="T217">Примање робе</text:span></text:p>
      <text:p text:style-name="Normal"/>
      <text:p text:style-name="Normal"><text:span text:style-name="T218">1. Кратак опис:<text:s/></text:span><text:span text:style-name="T219">Када наручена роба пристигне, магационер исту уноси у магацин и ажурира базу података.</text:span></text:p>
      <text:p text:style-name="Normal"/>
      <text:p text:style-name="Normal"><text:span text:style-name="T220">2. Актери:<text:s/></text:span><text:span text:style-name="T221">Магационер</text:span></text:p>
      <text:p text:style-name="Normal"/>
      <text:p text:style-name="Normal"><text:span text:style-name="T222">3. Предуслови:<text:s/></text:span><text:span text:style-name="T223">Артикли су наручени. Магационер је обучен за рад</text:span></text:p>
      <text:p text:style-name="Normal"/>
      <text:p text:style-name="Normal"><text:span text:style-name="T224">4. Постуслови:<text:s/></text:span><text:span text:style-name="T225">Магационер је успешно примио робу</text:span></text:p>
      <text:p text:style-name="Normal"/>
      <text:p text:style-name="Normal"><text:span text:style-name="T226">5. Oсновни ток: <text:s text:c="4"/></text:span></text:p>
      <text:list text:style-name="LFO10" text:continue-numbering="true">
        <text:list-item>
          <text:p text:style-name="P227"><text:span text:style-name="T228">Магационер чека обавештење о пристизању робе</text:span></text:p>
        </text:list-item>
        <text:list-item>
          <text:p text:style-name="P229"><text:span text:style-name="T230">Магационер је примио обавештење</text:span></text:p>
        </text:list-item>
        <text:list-item>
          <text:p text:style-name="P231"><text:span text:style-name="T232">Магационер преузима робу</text:span></text:p>
        </text:list-item>
        <text:list-item>
          <text:p text:style-name="P233"><text:span text:style-name="T234">Магационер убацује робу у магацин</text:span></text:p>
        </text:list-item>
        <text:list-item>
          <text:p text:style-name="P235"><text:span text:style-name="T236">Магационер ажурира стање магацина у бази</text:span></text:p>
        </text:list-item>
      </text:list>
      <text:p text:style-name="Normal"/>
      <text:p text:style-name="Normal"><text:span text:style-name="T237">6. Алтернативни ток:</text:span></text:p>
      <text:p text:style-name="Normal"><text:span text:style-name="T238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p>
      <text:p text:style-name="P239"><text:span text:style-name="T240"><text:tab/>3</text:span><text:span text:style-name="T241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</text:span><text:span text:style-name="T242"><text:tab/></text:span><text:span text:style-name="T243"><text:tab/></text:span></text:p>
      <text:p text:style-name="P244"><text:span text:style-name="T245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</text:span></text:p>
      <text:p text:style-name="P246"/>
      <text:p text:style-name="P247"><text:span text:style-name="T248">7. Додатне информације:<text:s/></text:span><text:span text:style-name="T249"><text:s/>Приликом преузимања робе, у случају мањка, магационер захтева слање недостајућих примерака, а у случају вишка, враћа их добављачу</text:span></text:p>
      <text:p text:style-name="P250"><text:span text:style-name="T251"><text:tab/></text:span><text:span text:style-name="T252"><text:tab/></text:span><text:span text:style-name="T253"><text:tab/><text:s text:c="2"/></text:span></text:p>
      <text:p text:style-name="P254"><text:span text:style-name="T255"><text:tab/></text:span><text:span text:style-name="T256"><text:tab/></text:span><text:span text:style-name="T257"><text:tab/></text:span><text:span text:style-name="T258"><text:tab/></text:span></text:p>
      <text:p text:style-name="P259"/>
      <text:p text:style-name="Normal"/>
      <text:p text:style-name="Normal"/>
      <text:p text:style-name="P260">Допремање материјала</text:p>
      <text:p text:style-name="Normal"><text:span text:style-name="T261">Кратак опис</text:span><text:span text:style-name="T262">: Процедура допремања материјала из магацина у књиж</text:span><text:span text:style-name="T263">ару и распоређивање по рафовима</text:span></text:p>
      <text:p text:style-name="Normal"><text:span text:style-name="T264">Актери</text:span><text:span text:style-name="T265">: М</text:span><text:span text:style-name="T266">агационер и продавац</text:span></text:p>
      <text:p text:style-name="Normal"><text:span text:style-name="T267">Предуслови</text:span><text:span text:style-name="T268">: У магацину се налазе сви потребни артикли</text:span><text:span text:style-name="T269">. Магационер и продавац су обучени за рад са базом.</text:span></text:p>
      <text:p text:style-name="Normal"><text:span text:style-name="T270">Постуслови</text:span><text:span text:style-name="T271">: Сви потребни артикли су распоређени по<text:s/></text:span><text:span text:style-name="T272">рафовима у књижари</text:span></text:p>
      <text:p text:style-name="Normal"><text:span text:style-name="T273">Основни ток</text:span><text:span text:style-name="T274">:<text:s/></text:span></text:p>
      <text:soft-page-break/>
      <text:list text:style-name="LFO11" text:continue-numbering="true">
        <text:list-item>
          <text:p text:style-name="P275">Магационер припрема артикле на основу стања у књижари и ажурира стање базе у магацину.</text:p>
        </text:list-item>
        <text:list-item>
          <text:p text:style-name="P276">Магационер доноси<text:s/>робу<text:s/>у књижару<text:s/>и оставља је на предвиђеном месту.</text:p>
        </text:list-item>
        <text:list-item>
          <text:p text:style-name="P277">Продавац <text:s/>проверава да ли<text:s/>је допремљена роба одговарајућа.</text:p>
        </text:list-item>
        <text:list-item>
          <text:p text:style-name="P278">Продавац распоређује пристигле артикле на рафове<text:s/>водећи рачуна да<text:s/>рафови лепо изгледају.</text:p>
        </text:list-item>
        <text:list-item>
          <text:p text:style-name="P279">Продавац<text:s/>ажурира стање базе у књижари.</text:p>
        </text:list-item>
      </text:list>
      <text:p text:style-name="Normal"><text:span text:style-name="T280">Алтернативни токови</text:span><text:span text:style-name="T281">:</text:span></text:p>
      <text:list text:style-name="LFO12" text:continue-numbering="true">
        <text:list-item>
          <text:p text:style-name="P282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text:style-name="LFO13" text:continue-numbering="true">
        <text:list-item>
          <text:p text:style-name="P283">Несагласност броја допремљених артикала и броја <text:s/>артикала са списка –<text:s/>Продавац<text:s/>обавештава магационера о томе:</text:p>
        </text:list-item>
      </text:list>
      <text:p text:style-name="P284">3а)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285">3б)У случају вишка примерака,<text:s/>продавац враћа вишак магационеру. Магационер односи робу у магацин и ажурира стање базе у магацину.<text:s/>Случај употребе се наставља на кораку<text:s/>4.</text:p>
      <text:p text:style-name="Normal"><text:span text:style-name="T286">Специјални захтеви</text:span><text:span text:style-name="T287">: Постојање места предвиђеног за одлагање допремљених артикала.</text:span></text:p>
      <text:p text:style-name="P288"><text:bookmark-start text:name="_GoBack"/><text:bookmark-end text:name="_GoBack"/></text:p>
      <text:p text:style-name="P289">Администрација система</text:p>
      <text:p text:style-name="P290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291"/>
      <text:p text:style-name="P292">Случај употребе: Праћење и одржавање стања база</text:p>
      <text:p text:style-name="P293"><text:span text:style-name="T294">Кратак опис</text:span><text:span text:style-name="T295">:<text:s/></text:span><text:span text:style-name="T296">Процес надгледања рада магационера и продавца са базама података.</text:span></text:p>
      <text:p text:style-name="P297"><text:span text:style-name="T298">Актер</text:span><text:span text:style-name="T299">: Шеф</text:span></text:p>
      <text:p text:style-name="P300"><text:span text:style-name="T301">Предуслови</text:span><text:span text:style-name="T302">: Постојање одговарајућих база података и обученост шефа за рад са њима.</text:span></text:p>
      <text:p text:style-name="P303"><text:span text:style-name="T304">Постуслови</text:span><text:span text:style-name="T305">: Стање база је увек конзистентно.</text:span></text:p>
      <text:p text:style-name="P306"><text:span text:style-name="T307">Основни ток</text:span><text:span text:style-name="T308">:<text:s/></text:span></text:p>
      <text:list text:style-name="LFO14" text:continue-numbering="true">
        <text:list-item>
          <text:p text:style-name="P309">Шеф покреће систем.</text:p>
        </text:list-item>
        <text:list-item>
          <text:p text:style-name="P310">Шеф, детаљно посматрајући стање база, проверава да ли је дошло до неких неочекиваних промена.</text:p>
        </text:list-item>
      </text:list>
      <text:p text:style-name="P311"/>
      <text:p text:style-name="Normal"><text:span text:style-name="T312"><text:s text:c="6"/></text:span><text:span text:style-name="T313">Алтернативни токови</text:span><text:span text:style-name="T314">:</text:span></text:p>
      <text:p text:style-name="P315">1)Немогућност покретања система – Шеф тражи помоћ од стручних лица; случај употребе се завршава.</text:p>
      <text:soft-page-break/>
      <text:p text:style-name="P316"><text:s text:c="6"/><text:tab/>2) Уочавање недоследности у раду магационера или продавца – Шеф позива запосленог на разговор и захтева разјашњење ситуације; случај употребе се завршава.</text:p>
      <text:p text:style-name="P317"><text:tab/></text:p>
      <text:p text:style-name="P318"/>
      <text:p text:style-name="P319"/>
      <text:p text:style-name="P320"/>
      <text:p text:style-name="P321"/>
      <text:p text:style-name="P322">Случај употребе: Одржавање сајта књижаре</text:p>
      <text:p text:style-name="Normal"><text:span text:style-name="T323">Кратак опис</text:span><text:span text:style-name="T324">: Процедура ажурирања сајта у складу са дешавањима у књижари.</text:span><text:span text:style-name="T325"><text:s/></text:span></text:p>
      <text:p text:style-name="Normal"><text:span text:style-name="T326">Актери</text:span><text:span text:style-name="T327">: Шеф</text:span><text:span text:style-name="T328">, организатор књижевних вечери</text:span></text:p>
      <text:p text:style-name="Normal"><text:span text:style-name="T329">Предуслови</text:span><text:span text:style-name="T330">: Постојање сајта и обученост шефа за одржавање сајта</text:span></text:p>
      <text:p text:style-name="Normal"><text:span text:style-name="T331">Постуслови</text:span><text:span text:style-name="T332">: Стање сајта је ажурирано.</text:span></text:p>
      <text:p text:style-name="Normal"><text:span text:style-name="T333">Основни ток</text:span><text:span text:style-name="T334">:</text:span></text:p>
      <text:list text:style-name="LFO15" text:continue-numbering="true">
        <text:list-item>
          <text:p text:style-name="P335">Шеф прима обавештења од организатора о дешавањима у књижари.</text:p>
        </text:list-item>
        <text:list-item>
          <text:p text:style-name="P336">Шеф ажурира сајт у складу са добијеним информацијама.</text:p>
        </text:list-item>
      </text:list>
      <text:p text:style-name="Normal"><text:span text:style-name="T337">Алтернативни токови</text:span><text:span text:style-name="T338">:</text:span></text:p>
      <text:list text:style-name="LFO12" text:continue-numbering="true">
        <text:list-item>
          <text:p text:style-name="P339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p text:style-name="Normal"><text:span text:style-name="T340">Додатне информације</text:span><text:span text:style-name="T341">: Дешавања у књижари обухватају информације о књигама које су пристигле у књижару, о промоцијама нових књига и одржавању књижевних вечери.</text:span></text:p>
      <text:p text:style-name="P342"/>
      <text:p text:style-name="P343"/>
      <text:p text:style-name="P344"/>
      <text:p text:style-name="P345"/>
      <text:p text:style-name="P346">Уговарање излагања</text:p>
      <text:p text:style-name="P347"/>
      <text:p text:style-name="Standard"><text:span text:style-name="T348">1. Кратак опис:<text:s/></text:span><text:span text:style-name="T349">Процедура контактирања са потенцијалним излагачима у складу са одабраном темом</text:span></text:p>
      <text:p text:style-name="Standard"><text:span text:style-name="T350">2. Актери:<text:s/></text:span><text:span text:style-name="T351">Организатор књижевне вечери, излагач</text:span></text:p>
      <text:p text:style-name="Standard"><text:span text:style-name="T352">3. Предуслови:<text:s/></text:span><text:span text:style-name="T353">Тема је одабрана и организатор књижевне вечери поседује списак контакт телефона одговарајућих излагача</text:span></text:p>
      <text:p text:style-name="Standard"><text:span text:style-name="T354">4. Постуслови:<text:s/></text:span><text:span text:style-name="T355">Постигнут је договор са излагачем</text:span></text:p>
      <text:p text:style-name="P356">5. Основни ток:</text:p>
      <text:p text:style-name="Standard"><text:span text:style-name="T357"><text:tab/>1. Организатор позива излагача</text:span></text:p>
      <text:p text:style-name="Standard"><text:span text:style-name="T358"><text:tab/>2. Организатор предочава излагачу тему</text:span></text:p>
      <text:p text:style-name="Standard"><text:span text:style-name="T359"><text:tab/>3. Излагач прихвата тему</text:span></text:p>
      <text:p text:style-name="Standard"><text:span text:style-name="T360"><text:tab/>4. Излагач предлаже датум</text:span></text:p>
      <text:p text:style-name="Standard"><text:span text:style-name="T361"><text:tab/>5. Организатор проверава расположивост књижаре</text:span><text:span text:style-name="T362"><text:tab/></text:span></text:p>
      <text:p text:style-name="Standard"><text:span text:style-name="T363"><text:tab/>6. Организатор уноси податке о уговореном излагању у<text:s/></text:span><text:span text:style-name="T364"><text:tab/></text:span><text:span text:style-name="T365"><text:tab/><text:s text:c="3"/>систем</text:span></text:p>
      <text:p text:style-name="P366">6. Алтернативни токови:</text:p>
      <text:p text:style-name="Standard"><text:span text:style-name="T367"><text:tab/>1а) Погрешан контакт телефон – Организатор проверава <text:s text:c="21"/>контакт телефон и покушава да пронађе адекватан; случај употребе се наставља на кораку 1.</text:span></text:p>
      <text:p text:style-name="Standard"><text:span text:style-name="T368"><text:tab/></text:span><text:span text:style-name="T369">1б) Излагач није тренутно доступан – Организатор одлаже позив за касније; случај употребе се наставља на кораку 1.</text:span></text:p>
      <text:soft-page-break/>
      <text:p text:style-name="Standard"><text:span text:style-name="T370"><text:tab/>3) Излагач не прихвата тему – Организатор разматра позивање наредног излагача са списка; случај употребе се наставља на кораку 1.</text:span></text:p>
      <text:p text:style-name="Standard"><text:span text:style-name="T371"><text:tab/>5а) Датум није слободан – Организатор пита излагача да предложи други датум; случај употребе се наставља на кораку 4.</text:span></text:p>
      <text:p text:style-name="Standard"><text:span text:style-name="T372"><text:tab/>5б) Датум је слободан – Организатор саопштава излагачу да је датум слободан; случај употребе се наставља на кораку 6.</text:span></text:p>
      <text:p text:style-name="Standard"><text:span text:style-name="T373">7. Додатне информације:<text:s/></text:span><text:span text:style-name="T374">Излагач може бити писац који промовише своју књигу чија се тема поклапа са одабраном.</text:span></text:p>
      <text:p text:style-name="P375"/>
      <text:p text:style-name="P376"/>
      <text:p text:style-name="P377"/>
      <text:p text:style-name="P378"/>
      <text:p text:style-name="P379"/>
      <text:p text:style-name="P3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byssinica SIL" svg:font-family="Abyssinica SIL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sr" fo:country="R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a i Jeka</meta:initial-creator>
    <dc:creator>User</dc:creator>
    <meta:creation-date>2017-11-02T22:39:00Z</meta:creation-date>
    <dc:date>2017-11-11T19:18:00Z</dc:date>
    <meta:template xlink:href="Normal" xlink:type="simple"/>
    <meta:editing-cycles>1</meta:editing-cycles>
    <meta:editing-duration>PT780S</meta:editing-duration>
    <meta:document-statistic meta:page-count="8" meta:paragraph-count="25" meta:word-count="1888" meta:character-count="12626" meta:row-count="89" meta:non-whitespace-character-count="10763"/>
  </office:meta>
</office:document-meta>
</file>